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officeooo:paragraph-rsid="00199590" style:font-weight-asian="normal" style:font-weight-complex="normal"/>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aseasonal teleconnections leading to heat waves in central Chile</text:p>
      <text:p text:style-name="Standard"/>
      <text:p text:style-name="Standard">Julian (1971)). The MJO consists of a planetary-scale east- ward propagating pattern of atmospheric circulation and deep convection, associated with anomalies in various variables in both tropical and subtropical regions. It is the dominant mode of intraseasonal variability of the tropical coupled ocean–atmosphere system, with a typical period ranging from 30 to 90 days (Zhang, 2005). The development of one MJO cycle can be divided into eight phases, numbered from 1 to 8, according to the widely-used Wheeler and Hendon Real-time Multivariate MJO (RMM) index (Wheeler and Hendon, 2004). An MJO phase is said to be active when the intensity of its RMM index surpasses</text:p>
      <text:p text:style-name="Standard">a given threshold, typically 1 unit. Alvarez et al. (2015)</text:p>
      <text:p text:style-name="Standard"/>
      <text:p text:style-name="Standard">The MJO predictability limit is considered to lie in the range of 12–36 days (Lim et al., 2018). Due to its upstream location</text:p>
      <text:p text:style-name="Standard"/>
      <text:p text:style-name="P1">Joint Diagnostic of the Surface Air Temperature in Southern South America and the Madden–Julian Oscillation</text:p>
      <text:p text:style-name="P1"/>
      <text:p text:style-name="P2">The Madden–Julian oscillation (MJO) is the dominant phenomenon in the intraseasonal variability of the tropical atmosphere. This oscillation is responsible for the variability in these regions and its influence extends over important atmospheric and oceanic parameters. The typical MJO cycle is approximately 30–60 days long (Madden and Julian 1971, 1972, 1994; Zhang 2005). The influence of at-</text:p>
      <text:p text:style-name="P2"/>
      <text:p text:style-name="P2">The Real-time Multivariate MJO series 1 and 2 (RMM1 and RMM2) bivariate indexes were used to determine the possible relationship between the MJO and atmospheric circulation in southeastern South America. These indexes are based on the first two empirical orthogonal functions (EOFs) of the combined fields of the zonal wind speeds at 850 and 200 hPa, and the outgoing longwave radiation (OLR), averaged between 158N and 158S. The projection of this daily information on the EOFs with the annual cycle and interannual variability filtered out produces a temporal series of each main component. These reproduce the variability of the intraseasonal scale. The two main associated components that make up the multivariate index are called RMM1 and RMM2. More details concerning the construction of this index can be found in Wheeler and Hendon (2004). Additionally, the index</text:p>
      <text:p text:style-name="P2"/>
      <text:p text:style-name="P2">Based on this description, the MJO is divided into eight phases, each with an average duration of approximately 6 days. As depicted in Wheeler and Hendon (2004), in phase 1, convection of a decaying MJO event is present in the central Pacific, while enhanced convection of a growing event is evident over Africa and the western Indian Ocean. Over subsequent phases convection in the Indian Ocean builds and moves to the east. In general, the trajectory of this bivariate index is represented by orbits around the origin, which evidences a systematic propagation toward the east of the MJO. A greater amplitude of these orbits means strong MJO cycles. For periods during which the MJO’s signal is weak, this is reflected as random displacements near the origin (Wheeler and Hendon 2004).</text:p>
      <text:p text:style-name="P2"/>
      <text:p text:style-name="P1">Influence of the Madden Julian Oscillation on precipitation and surface air temperature in South America</text:p>
      <text:p text:style-name="P1"/>
      <text:p text:style-name="P2">During December–February when the South American monsoon system is active, chances of enhanced rainfall are observed in southeastern South America (SESA) region mainly during RMM phases 3 and 4, accompanied by cold anomalies in the extratropics, while enhanced rainfall in the South Atlantic Convergence Zone (SACZ) region is observed in phases 8 and 1. The SESA</text:p>
      <text:p text:style-name="P2"/>
      <text:p text:style-name="P2"><text:soft-page-break/>Wheeler and Hendon (2004) constructed the real-time multivariate (RMM) index to monitor MJO evolution. They used the two leading empirical orthogonal functions (EOFs) of the combined fields of normalized 850-hPa zonal wind, 200-hPa zonal wind and outgoing longwave radiation (OLR) data averaged from 15°S to 15°N. The RMM index is defined from the two principal component time series, with RMM1 associated with EOF1 and RMM2 with EOF2. The index is used to describe the temporal evolution of the amplitude and phase of the MJO and is divided into eight phases, according to the region in which convection is enhanced. The same EOF pair is used for the entire year, and despite strong seasonality in the latitude of convection, during all seasons in phases 8 and 1 convection is maximum in the western hemisphere and Africa, phases 2 and 3 correspond to a maximum over the Indian Ocean, phases 4 and 5 peak over the Maritime Continent, and phases 6 and 7 over the western Pacific (Wheeler and Hendon 2004). It has been shown that statistical prediction of the RMM index has useful skill out to 2 weeks by using RMM1 and RMM2 as predictors at an initial time (Maharaj and Wheeler 2005).</text:p>
      <text:p text:style-name="P2"/>
      <text:p text:style-name="P1">Relationships between the Antarctic Oscillation, the Madden–Julian Oscillation, and ENSO, and Consequences for Rainfall Analysis</text:p>
      <text:p text:style-name="P1"/>
      <text:p text:style-name="P2">The Antarctic Oscillation (AAO) (Rogers and van Loon 1982; Thompson and Wallace 2000), also called the southern annular mode (SAM), is the leading mode of atmospheric low-frequency variability south of 208S. It basically consists of a seesaw in atmospheric pressure between the Antarctic region and the southern midlatitudes. In the positive phase of the AAO, anomalou low (high) pressure occurs over Antarctica (the mid-latitudes of the Southern Hemisphere). The midlatitude westerly winds and the upper-level subtropical jet also tend to be shifted toward the pole (the equator) during the positive (negative) phase of the AAO, in geostrophic balance with changes in the pressure field. These signals can be found throughout the year, with a possible seasonal peak in December (Gong and Wang 1999). The AAO is generally extracted as the first EOF of the sea level pressure or the geopotential height at some level (typically 850 or 700 hPa) for 208–908S, </text:p>
      <text:p text:style-name="P2"/>
      <text:p text:style-name="P2">. The MJO is the dominant mode of atmospheric variability at the intra-seasonal time scale and its periodicity typically varies between 30 and 60 days. It is mostly found at low latitudes, where it is associated with a mean eastward propagation of large-scale convective clusters (;10 000 km</text:p>
      <text:p text:style-name="P3">across) from the Indian Ocean to the Maritime Continent of Indonesia and then to the west Pacific basin. Convective anomalies decay east of the warm pool, but the associated atmospheric dynamics (zonal wind, sea level pressure, and geopotential height in all layers of the troposphere) are consistent and highly significant at the near-global scale (Zhang 2005). The MJO modulates rainfall and surface pressure even in the mid and high latitudes (Donald et al. 2006). During the austral summer season, MJO signals extend into the southern subtropical latitudes [e.g., Australia (Wheeler and Hendon 2004, hereafter WH04) or South Africa (Pohl et al. 2007)] and significantly impact the midlatitude westerlies (MM04). </text:p>
      <text:p text:style-name="P3"/>
      <text:p text:style-name="P3">The MJO signal is captured by the real-time multivariate MJO indices developed by WH04. The indices are the principal component (PC) time series of the two leading EOFs of combined daily mean tropical (averaged 158N–158S) 850- and 200-hPa zonal wind and outgoing long- wave radiation (OLR) anomalies. WH04 subtracted the annual cycle and the low-frequency variability associ- ated with ENSO before calculating the EOF. The indices, denoted real-time multivariate MJO 1 and 2 (RMM1 and RMM2), were designed to capture both the northern winter and summer MJO. RMM1 and RMM2 are approximately in quadrature and describe the average large-scale, eastward-propagating convective and circulation anomalies associated with the MJO. The evolution of the MJO can be concisely visualized in a two dimensional phase–space diagram, with RMM1 (RMM2) as the horizontal (vertical) Cartesian axes. WH04 divide the MJO pseudocycle into eight <text:soft-page-break/>distinct phases, which depict the average eastward propagation of the convective and dynamic anomalies. For instance, convection</text:p>
      <text:p text:style-name="P3"/>
      <text:p text:style-name="P3">In this paper we first find that, in spite of its marked fluctuations in the 30–60-day range, the AAO does not clearly interact with the global-scale MJO activity. In the mid and high southern latitudes, the MJO rather shows a dipolar structure and its anomaly patterns do not present an annular nature. Recently, Kushner and</text:p>
      <text:p text:style-name="P2"/>
      <text:p text:style-name="P1">The Global Influence of the Madden–Julian Oscillation on Extreme Temperature Events*</text:p>
      <text:p text:style-name="P2"/>
      <text:p text:style-name="P2">The Madden–Julian oscillation (MJO) is the dominant mode of intraseasonal variability in the tropics (Madden and Julian 1994; Zhang 2005), and it influences weather and climate over not only the tropics but also the extra- tropics (e.g., Matthews et al. 2004). Previous studies have</text:p>
      <text:p text:style-name="P2"/>
      <text:p text:style-name="P2">The MJO has been thought to have a potential predictability up to one month(Waliser et al. 2003; Reichler and Roads 2005; Ding et al. 2010) and to be a source of forecast predictability in the extratropics (Jones et al.</text:p>
      <text:p text:style-name="P2"/>
      <text:p text:style-name="P2">The MJO index was defined as the normalized principal components (PCs) of the first and second CEOFs (PC1 and PC2). MJO phases 1–8 were defined as eight sections in the phase space spanned by PC1 and PC2. The MJO amplitude was defined as (PC12 1 PC22)1/2. In each phase, an active MJO event was defined as a period of time when the MJO amplitude was greater than 1. Figure 1 shows composite maps of OLR and</text:p>
      <text:p text:style-name="P2"/>
      <text:p text:style-name="P1">Effect of Madden–Julian Oscillation Occurrence Frequency on the Interannual Variability of Northern Hemisphere Stratospheric Wave Activity in Winter</text:p>
      <text:p text:style-name="P1"/>
      <text:p text:style-name="P2"><text:s/>The convection anomalies over the Maritime Continent related to MJO phase 4 excite a Rossby wave train that propagates poleward to middle and high latitudes, and is in antiphase with the climatological stationary waves of</text:p>
      <text:p text:style-name="P2"/>
      <text:p text:style-name="P2">The MJO is the dominant mode of intraseasonal variability in the tropical atmosphere (Madden and Julian 1971, 1972, 1994). A typical MJO event begins with a convective disturbance over the far equatorial western Indian Ocean and then intensifies and propa- 21gates eastward slowly (;5 m s ) to the equatorial cen- tral Pacific Ocean. An MJO can be divided into eight phases as the convection center propagates. Previous studies have shown that these intraseasonal anomalies of moist deep convection in the tropics influence the teleconnection patterns over the middle and high latitudes, such as the PNA pattern (e.g., Matthews et al. 2004; Mori and Watanabe 2008; Johnson and Feldstein 2010), the North Atlantic Oscillation (NAO; e.g., Cassou 2008; Lin et al. 2009), and the Arctic Oscillation (AO; e.g., Zhou and Miller 2005; L’Heureux and</text:p>
      <text:p text:style-name="P2"/>
      <text:p text:style-name="P2">cording to the theoretical studies of Matsuno (1966) and Gill (1980), the coherence between tropical and extra-tropical responses triggered by MJO-related convection is a consequence of Rossby wave trains that extend eastward and poleward across the middle and high latitudes. A model-based study by Seo and Son (2012)</text:p>
      <text:p text:style-name="P2"/>
      <text:p text:style-name="P2">(online at http://www.bom.gov.au/climate/mjo/). This MJO index consists of the principal components of the leading combined empirical orthogonal functions (EOFs) of the 200- and 850-hPa zonal wind and OLR averaged over the latitude band between 158S and 158N.</text:p>
      <text:p text:style-name="P2">Based on the index, an MJO cycle (typically ;40– 60 days) is divided into eight phases. The MJO is considered as being active when the amplitude of the MJO index exceeds 1.0. Figure 1 shows the composited OLR</text:p>
      <text:p text:style-name="P2"><text:soft-page-break/></text:p>
      <text:p text:style-name="P1">Prediction of the Madden–Julian Oscillation: A Review</text:p>
      <text:p text:style-name="P1"/>
      <text:p text:style-name="P2">There has been an accelerating interest in forecasting the weather and climate within the subseasonal time range. The Madden–Julian oscillation (MJO), an organized envelope of tropical convection, is recognized as one of the leading sources of subseasonal predictability. This review synthesizes the latest progress regarding the MJO predictability and prediction. During the past decade, the MJO prediction skill in dynamical prediction systems has exceeded the skill of empirical predictions. Such improvement has been mainly attributed</text:p>
      <text:p text:style-name="P2"/>
      <text:p text:style-name="P2">The state-of-the-art dynamical forecasts have shown MJO prediction skill up to 5 weeks. Prediction skill can</text:p>
      <text:p text:style-name="P2"/>
      <text:p text:style-name="P2">Zhang et al. 2013). The MJO is an organized envelope of tropical convection with a life cycle of about 40–50 days, fitting neatly within the subseasonal time scale (30–90 days). It is characterized by a vast zonal scale (wavenumber 1–3) and a dominant eastward propagation over the tropical Indo-Pacific basin, particularly during the boreal winter season. The MJO-associated convection and circulation anomalies affect global weather and climate, acting as a primary source of subseasonal predictability for the global weather and climate system (e.g.,</text:p>
      <text:p text:style-name="P2"/>
      <text:p text:style-name="P1">Near-global impact of the Madden-JulianOscillation on rainfall</text:p>
      <text:p text:style-name="P1"/>
      <text:p text:style-name="P1">gap. <text:span text:style-name="T1">Our near-global analysis demonstrates that the MJO is a significant phenomenon that can influence daily rainfall patterns, even at higher latitudes, via teleconnections with broadscale mean sea level pressure (MSLP) patterns.</text:span> These</text:p>
      <text:p text:style-name="P1"/>
      <text:p text:style-name="P1"/>
      <text:p text:style-name="P2">[2] The Madden-Julian Oscillation (MJO) is an atmospheric, large scale, eastward propagating circulation anomaly that originates over the Western Indian Ocean, is 1confined to the tropics, moves at around 5 – 10 ms and has a recurrence interval of around 30 to 80 days [Madden and Julian, 1972, 1994]. Evidence suggests that the MJO is responsible for much of the observed intraseasonal climate variance not only in the tropics, but also in higher latitudes [Bond and Vecchi, 2003, Chen and Murakami, 1988;</text:p>
      <text:p text:style-name="P2"/>
      <text:p text:style-name="P1">Predictability of the Madden–Julian Oscillation index: seasonality and dependence on MJO phase</text:p>
      <text:p text:style-name="P1"/>
      <text:p text:style-name="P2">predicted up to a certain lead time based on knowledge of current and past states. In a recent review, Waliser (2012) suggested that the predictability time scale of the MJO is at least 2 to 3 weeks. Recent model-based studies have estimated the time scale to be 20–24 days using a mixed ensemble of statistical and dynamical models (Kang and Kim 2010), 20–45 days using ensembles of dynamical models (with longer predictability estimates from multi- model means rather than single ensemble members; Neena et al. (2014)), and 32 days using ensembles of modern climate forecast systems (Kim et al. 2014). An estimate based on observations, using a chaos dynamics approach with nonlinear local Lyapunov exponents, found predictability time scales of 36 days for outgoing longwave radiation (OLR), 39 days for 850 hPa zonal wind, 41 days for combined OLR, 850 and 200 hPa zonal wind, and 21 days for the daily unfiltered (Wheeler and Hendon 2004) MJO</text:p>
      <text:p text:style-name="P2"/>
      <text:p text:style-name="P2">The index developed by Wheeler and Hendon (2004) is used here to characterize the MJO. This index is bivariate and consists of the first two principal components of an EOF analysis of tropically averaged (15°S to 15°N) fields of outgoing longwave radiation (as a proxy for precipitation) and zonal wind at two heights (200 and 850 hPa). The intraseasonal signals in each of these three <text:soft-page-break/>variables are primary indicators of the MJO and their multivariate combination into the Wheeler and Hendon (2004) index</text:p>
      <text:p text:style-name="P2"/>
      <text:p text:style-name="P2">The two components of this bivariate time series describe an oscillating phenomenon with periods between 30 and 90 days and they are approximately in quadrature. The oscillations and relative phase offset of the two components is clear from time series plots (e.g., Fig. 1a, b). The majority of energy lies in a band of oscillation periods between 40 and 60 days (Fig. 2a). The two components</text:p>
      <text:p text:style-name="P2"/>
      <text:p text:style-name="P2">defines the x2-axis (Fig. 1c). The radius and angle of a particular point in phase space represents the strength and phase of the MJO, respectively. The angle can also be interpreted as the region over which the active convection associated with the MJO is situated. An MJO trajectory in phase space typically follows a counterclockwise path as an event propagates eastward around the globe (e.g., Fig. 1c). Phase space is conventionally divided into 9 regions: a “weak MJO” region, defined for amplitude less than one, and eight regions (denoted “Phase 1” through “Phase 8”; see Fig. 1c)</text:p>
      <text:p text:style-name="P2"/>
      <text:p text:style-name="P2">centre of MJO convection is over the Western Hemisphere and Africa during phases 8 and 1, the Indian Ocean during phases 2 and 3, the Maritime Continent during phases 4 and 5, and the Western Pacific during phases 6 and 7.</text:p>
      <text:p text:style-name="P2"/>
      <text:p text:style-name="P1">The Madden-Julian Oscillation Hai Lin</text:p>
      <text:p text:style-name="P2"><text:s/>*</text:p>
      <text:p text:style-name="P2"><text:s/>The MJO influence on the extratropics is associated with atmospheric response to tropical diabatic heating and its interaction with extratropical variabilities. The extratropical climate variability is usually characterized by recurring patterns known as modes of variability (e.g., Wallace &amp; Gutzler, 1981; Barnston &amp; Livezey, 1987). Among them are the North Pacific – North American pattern (PNA) and the North Atlantic Oscillation (NAO) in the Northern Hemisphere, and the Pacific – South American (PSA; e.g., Mo &amp; White, 1985) in the Southern Hemisphere. They have substantial impact on regional and global weather and climate, especially on persistent and extreme weather events.</text:p>
      <text:p text:style-name="P2"/>
      <text:p text:style-name="P2">Derome, 1991). Extratropical intraseasonal variability can also be excited by tropical thermal forcing and can be explained by Rossby wave propagation (e.g., Hoskins &amp; Karoly, 1981). The MJO convection represents large-scale variability of diabatic heating, which provides an important tropical forcing to the global circulation.</text:p>
      <text:p text:style-name="P2"/>
      <text:p text:style-name="P2">(e.g., Mo &amp; Livezey, 1986). Similarly, the MJO with its variability of tropical convection and diabatic heating in the tropical Indian Ocean and western Pacific represents a fluctuation in tropical forcing, which can induce extratropical Rossby waves and lead to variability of extratropical circulation on the intraseasonal time scale. Therefore, the MJO provides an important of source of predictability for the global atmosphere on the subseasonal time scale (e.g., Waliser, 2012; NAS, 2016).</text:p>
      <text:p text:style-name="P2"/>
      <text:p text:style-name="P1">Evidence for a modulation of the intraseasonal summer temperature in Eastern Patagonia by the Madden-Julian Oscillation</text:p>
      <text:p text:style-name="P1"/>
      <text:p text:style-name="P1">An All-Season Real-Time Multivariate MJO Index: Development of an Index for</text:p>
      <text:p text:style-name="P1">Monitoring and Prediction</text:p>
      <text:p text:style-name="P1"/>
      <text:p text:style-name="P2">A seasonally independent index for monitoring the Madden–Julian oscillation (MJO) is described. It is based on a pair of empirical orthogonal functions (EOFs) of the combined fields of near-equatorially averaged 850- hPa zonal wind, 200-hPa zonal wind, and satellite-observed outgoing <text:soft-page-break/>longwave radiation (OLR) data. Projection of the daily observed data onto the multiple-variable EOFs, with the annual cycle and components of interannual</text:p>
      <text:p text:style-name="P2">variability removed, yields principal component (PC) time series that vary mostly on the intraseasonal time scale of the MJO only. This projection thus serves as an effective filter for the MJO without the need for conventional time filtering, making the PC time series an effective index for real-time use. The pair of PC time series that form the index are called the Real-time Multivariate MJO series 1 (RMM1) and 2 (RMM2). The properties of the RMM series and the spatial patterns of atmospheric variability they capture are explored. Despite the fact that RMM1 and RMM2 describe evolution of the MJO along the equator that is</text:p>
      <text:p text:style-name="P2"/>
      <text:p text:style-name="P2">After much testing, the combination of fields chosen for our EOF representation of the MJO is OLR, 850-hPa zonal wind (u850), and 200-hPa zonal wind (u200), each averaged over the latitudes of 158S–158N. The meridional averaging itself helps to remove some of the non-MJO, higher-frequency variability. The domain of the EOF analysis covers all longitudes in this equatorially averaged band. The MJO is defined as the leading pair of EOFs. Assuming that the OLR is a proxy for large-scale vertical motion and deep convection, the leading pair describe the large-scale, vertically oriented circulation cells of the MJO, reminiscent of the original</text:p>
      <text:p text:style-name="P2"/>
      <text:p text:style-name="P2">The baroclinic, convectively driven circulation in the equatorial plane of the MJO (e.g., Madden and Julian 1972) can be captured using OLR (proxy for convection) and zonal winds in the upper and lower troposphere. We use combinations of these fields to detect the MJO. The OLR data are daily averaged values from the National Oceanic and Atmospheric Administration (NOAA) polar-orbitting series of satellites (Liebmann and Smith 1996). In real time the data are obtained directly from the National Centers for Environmental</text:p>
      <text:p text:style-name="P2"/>
      <text:p text:style-name="P2">The influence of the seasonal cycle is removed by subtracting from each grid point the time mean and first three harmonics of the annual cycle, based on the 1979– 2001 period. As with all the preparation steps, this sub- traction can be performed in real time. We denote the anomaly fields created in this manner with a superscript ‘‘A,’’ for example, OLR A and u850 A . Removal of interannual variability, especially that as- sociated with ENSO, is done in two steps. As described by LH00, this removal is necessary because time mean anomalies associated with the mature phase of El Niño/ La Niña resemble the phase of the MJO in which convection is centered near the date line/Maritime Continent. Without removal of the ENSO signal, one would assume that this phase of the MJO was continually occurring during an ENSO event. The first step is th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4T13:41:18.947694494</meta:creation-date>
    <dc:date>2025-08-19T10:00:25.288505008</dc:date>
    <meta:editing-duration>PT3H2M45S</meta:editing-duration>
    <meta:editing-cycles>15</meta:editing-cycles>
    <meta:generator>LibreOffice/7.3.7.2$Linux_X86_64 LibreOffice_project/30$Build-2</meta:generator>
    <meta:document-statistic meta:table-count="0" meta:image-count="0" meta:object-count="0" meta:page-count="6" meta:paragraph-count="53" meta:word-count="3303" meta:character-count="20845" meta:non-whitespace-character-count="17612"/>
  </office:meta>
</office:document-meta>
</file>